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936" officeooo:paragraph-rsid="0011b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USER_NAME]</text:p>
      <text:p text:style-name="P1">[ADDRES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5:10:36.735000000</meta:creation-date>
    <dc:date>2015-11-30T15:28:47.099000000</dc:date>
    <meta:editing-duration>PT2M59S</meta:editing-duration>
    <meta:editing-cycles>1</meta:editing-cycles>
    <meta:document-statistic meta:table-count="0" meta:image-count="0" meta:object-count="0" meta:page-count="1" meta:paragraph-count="2" meta:word-count="2" meta:character-count="20" meta:non-whitespace-character-count="20"/>
    <meta:generator>LibreOffice/4.4.6.3$Windows_x86 LibreOffice_project/e8938fd3328e95dcf59dd64e7facd2c7d67c704d</meta:generator>
  </office:meta>
</office:document-meta>
</file>